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24-11-2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23-12-19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21-11-1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20-11-0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8-11-2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6-11-0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5-11-0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3-10-2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11-11-0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200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7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7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7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1702</text:p>
          </table:table-cell>
          <table:table-cell office:value-type="string" calcext:value-type="string">
            <text:p>197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